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text-align-source="fix" fo:border="0.0007in solid #000000"/>
    </style:style>
    <style:style style:name="Table1.A2" style:family="table-cell">
      <style:table-cell-properties style:text-align-source="fix" fo:border="0.0007in solid #000000"/>
    </style:style>
    <style:style style:name="Table1.A3" style:family="table-cell">
      <style:table-cell-properties style:text-align-source="value-type" fo:border="0.0007in solid #000000"/>
    </style:style>
    <style:style style:name="Table1.A4" style:family="table-cell">
      <style:table-cell-properties style:text-align-source="value-type" fo:border="0.0007in solid #000000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</office:automatic-styles>
  <office:body>
    <office:text>
      <text:p>This is an example of table, the source align property in first 2 cells are "fix", which means the alignment depends on fo:text-align. The second 2 cells are "value-type" which means the text alignment depends on the value-type of the cell.</text:p>
      <table:table table:name="Table1">
        <table:table-column table:number-columns-repeated="4"/>
        <table:table-row table:style-name="T1" table:number-rows-repeated="3">
          <table:table-cell table:style-name="Table1.A1">
            <text:p text:style-name="P1">left alignment</text:p>
          </table:table-cell>
          <table:table-cell table:style-name="Table1.A2">
            <text:p text:style-name="P2">right alignment</text:p>
          </table:table-cell>
          <table:table-cell table:style-name="Table1.A3" table:value-type="time">
            <text:p text:style-name="P1">12:00:00 AM</text:p>
          </table:table-cell>
          <table:table-cell table:style-name="Table1.A4" table:value-type="currency">
            <text:p text:style-name="P2">30,458.00 US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